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132.01pt"/>
    </style:style>
    <style:style style:name="co7" style:family="table-column">
      <style:table-column-properties fo:break-before="auto" style:column-width="15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eople who dont enter the shop</text:p>
          </table:table-cell>
          <table:table-cell office:value-type="string" calcext:value-type="string">
            <text:p>Our resul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P(le cuenta)</text:p>
          </table:table-cell>
          <table:table-cell office:value-type="string" calcext:value-type="string">
            <text:p>FP(no le cuenta)</text:p>
          </table:table-cell>
          <table:table-cell office:value-type="string" calcext:value-type="string">
            <text:p>FN(le cuenta y no deberia)</text:p>
          </table:table-cell>
          <table:table-cell office:value-type="string" calcext:value-type="string">
            <text:p>TN(no les tiene que contar y no les cuenta)</text:p>
          </table:table-cell>
        </table:table-row>
        <table:table-row table:style-name="ro1">
          <table:table-cell office:value-type="string" calcext:value-type="string">
            <text:p>EnterExitCrossingPaths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terExitCrossingPaths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C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eLeaveShop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C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LeaveShop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-[.C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LeaveShopReenter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-[.C6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LeaveShopReenter2fro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-[.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ShopOneWait1fro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8]-[.C8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ShopOneWait2fro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9]-[.C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StopEnter1fro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0]-[.C1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eStopEnter2fro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]-[.C1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StopMoveEnter1fron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2]-[.C12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neStopMoveEnter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3]-[.C13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StopMoveNoEnter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4]-[.C14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StopMoveNoEnter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5]-[.C15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eStopNoEnter1fro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-[.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eStopNoEnter2fro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7]-[.C1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opAssistant1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-[.C1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opAssistant2fro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9]-[.C19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ePastShop1fron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20]-[.C20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ePastShop2fron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21]-[.C2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EnterShop1fro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2]-[.C2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EnterShop2fro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3]-[.C23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EnterShop3fro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4]-[.C24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LeaveShop1fro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25]-[.C2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oLeaveShop2fron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-[.C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2:.B26])" office:value-type="float" office:value="51" calcext:value-type="float">
            <text:p>51</text:p>
          </table:table-cell>
          <table:table-cell table:formula="of:=SUM([.C2:.C26])" office:value-type="float" office:value="20" calcext:value-type="float">
            <text:p>20</text:p>
          </table:table-cell>
          <table:table-cell table:formula="of:=SUM([.D2:.D26])" office:value-type="float" office:value="31" calcext:value-type="float">
            <text:p>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7:42:12.031422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3:00:17.444136994</meta:creation-date>
    <dc:date>2019-04-06T18:30:55.520251317</dc:date>
    <meta:editing-duration>PT27M18S</meta:editing-duration>
    <meta:editing-cycles>4</meta:editing-cycles>
    <meta:generator>LibreOffice/6.0.7.3$Linux_X86_64 LibreOffice_project/00m0$Build-3</meta:generator>
    <meta:document-statistic meta:table-count="1" meta:cell-count="183" meta:object-count="0"/>
  </office:meta>
</office:document-meta>
</file>